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paragraph-rsid="000b8403" style:font-size-asian="15pt" style:font-size-complex="15pt"/>
    </style:style>
    <style:style style:name="P2" style:family="paragraph" style:parent-style-name="Standard">
      <style:paragraph-properties fo:text-align="start" style:justify-single-word="false"/>
      <style:text-properties fo:font-size="12.5500001907349pt" style:font-size-asian="11pt" style:font-size-complex="12.5500001907349pt"/>
    </style:style>
    <style:style style:name="T1" style:family="text">
      <style:text-properties style:font-name="Arial"/>
    </style:style>
    <style:style style:name="T2" style:family="text">
      <style:text-properties style:font-name="Arial" style:font-name-asian="Arial"/>
    </style:style>
    <style:style style:name="T3" style:family="text">
      <style:text-properties style:font-name-asian="Arial"/>
    </style:style>
    <style:style style:name="T4" style:family="text">
      <style:text-properties fo:font-size="12.5500001907349pt" style:font-size-asian="11pt" style:font-size-complex="12.55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余秋雨的话,美得让人不舍</text:p>
      <text:p text:style-name="Text_20_body"><text:span text:style-name="T1">1.</text:span><text:span text:style-name="T3">我藏不住秘密，也藏不住忧伤，正如我藏不住爱你的喜悦，藏不住分离时的彷徨。我就是这样坦然，你舍得伤，就伤。</text:span></text:p>
      <text:p text:style-name="Text_20_body"><text:span text:style-name="T1">2...</text:span><text:span text:style-name="T3">如果有一天，你要离开我，我不会留你，我知道你有你的理由；如果有一天，你说还爱我，我会告诉你， 其实我一直在等你；如果有一天，我们擦肩而过，我会停住脚步，凝视你远去的背影，告诉自己那个人我曾经爱过。或许人一生可以爱很多次，然而总有一个人可以 让我们笑得最灿烂，哭得最透彻，想得最深切。</text:span></text:p>
      <text:p text:style-name="Text_20_body"><text:span text:style-name="T1">3.</text:span><text:span text:style-name="T3">在</text:span><text:span text:style-name="T1">google</text:span><text:span text:style-name="T3">上输入“故事”，可以得到</text:span><text:span text:style-name="T1">113000000</text:span><text:span text:style-name="T3">条结果，但输入“结局”，却只能得到</text:span><text:span text:style-name="T1">44900000</text:span><text:span text:style-name="T3">条结果。可见，并不是每个故事，都有结局。</text:span></text:p>
      <text:p text:style-name="Text_20_body"><text:span text:style-name="T1">4.</text:span><text:span text:style-name="T3">炊烟起了， 我在门口等你。 夕阳下了， 我在山边等你。 叶子黄了， 我在树下等你。 月儿弯了， 我在十五等你。 细雨来了， 我在伞下等你。 流水冻了， 我在河畔等你。 生命累了， 我在天堂等你。 我们老了， 我在来生等你。能厮守到老的，不只是爱情，还有责任和习惯。</text:span><text:span text:style-name="T1"><text:line-break/>5.</text:span><text:span text:style-name="T3">永远也不要记恨一个男人，毕竟当初，他曾爱过你，疼过你，给过你幸福。永远不要说这个世界上再也没有好男人了，或许明天，你就会遇到爱你的那个男人，在你眼里，他再坏也是好。</text:span></text:p>
      <text:p text:style-name="Text_20_body"><text:span text:style-name="T1">6.</text:span><text:span text:style-name="T3">每个人都有一个死角，自己走不出来，别人也闯不进去。我把最深沉的秘密放在那里。你不懂我，我不怪你。 每个人都有一道伤口，</text:span><text:span text:style-name="T1">-</text:span><text:span text:style-name="T3">或深或浅</text:span><text:span text:style-name="T1">....</text:span><text:span text:style-name="T3">我把最殷红的鲜血涂在那里。</text:span><text:span text:style-name="T1">-</text:span><text:span text:style-name="T3">你不懂我，我不怪你。每个人都有一行眼泪，喝下的冰冷的水，酝酿成的热泪。我把最心 酸的委屈汇在那里。你不懂我，我不怪你。</text:span></text:p>
      <text:p text:style-name="Text_20_body"><text:span text:style-name="T1">7.</text:span><text:span text:style-name="T3">假如你想要一件东西，就放它走。它若能回来找你，就永远属于你；它若不回来，那根本就不是你的。如果真的有一天，某个回不来的人消失了，某个离不开的人离开了，也没关系。时间会把最正确的人带到你的身边，在此之前，你所要做的，是好好的照顾自己。</text:span></text:p>
      <text:p text:style-name="Text_20_body"><text:span text:style-name="T1">8.</text:span><text:span text:style-name="T3">无论生活得多么艰难，最后你总会找到一个让你心甘情愿傻傻相伴的人。</text:span></text:p>
      <text:p text:style-name="Text_20_body"><text:span text:style-name="T1">9.</text:span><text:span text:style-name="T3">你可以沉默不语，不管我的着急；你可以不回信息，不顾我的焦虑；你可以将我的关心，说成让你烦躁的原 因；你可以把我的思念，丢在角落不屑一顾。你可以对着其他人微笑，你可以给别人拥抱，你可以对全世界好，却忘了我一直的伤心。</text:span><text:span text:style-name="T1">------ </text:span><text:span text:style-name="T3">你不过是仗着我喜欢你，而那，却是唯一让我变得卑微的原因。</text:span></text:p>
      <text:p text:style-name="Text_20_body"><text:span text:style-name="T1">10.</text:span><text:span text:style-name="T3">如果，在身边的最后真的不是你。如果经历了那么多坎坷辗转后，最终还是要分开。如果故事到最后，是我 们的身边都有了别的人。如果回忆，诺言和曾经相爱的决心都在现实面前变得渺小，不堪一击。不管以后如何，不管结局如何。现在的我还是愿意执着的去爱。 </text:span><text:span text:style-name="T1">------ </text:span><text:span text:style-name="T3">我们一起等我们的最后，最后的最后。</text:span></text:p>
      <text:p text:style-name="Text_20_body"><text:span text:style-name="T1">11.</text:span><text:span text:style-name="T3">生命中有一些人与我们擦肩了，却来不及遇见；遇见了，却来不及相识；相识了，却来不及熟悉；熟悉了，却还是要说再见。</text:span><text:span text:style-name="T1">------ </text:span><text:span text:style-name="T3">对自己好点，因为一辈子不长；对身边的人好点，因为下辈子不一定能遇见。</text:span></text:p>
      <text:p text:style-name="Text_20_body"><text:span text:style-name="T1">12.</text:span><text:span text:style-name="T3">小时候，希望自己快点长大，长大了，却发现遗失了童年；单身时，开始羡慕恋人的甜蜜，恋爱时，怀念单身时的自由。——— 很多事物，没有得到时总觉得美好，得到之后才开始明白：“我们得到的同时也在失去。”</text:span></text:p>
      <text:p text:style-name="Text_20_body"><text:span text:style-name="T1">13.</text:span><text:span text:style-name="T3">对待爱人最残忍的方式，不是爱恨交织，不是欺骗背叛，而是在极致的疼爱之后，逐渐淡漠的爱。</text:span></text:p>
      <text:p text:style-name="Text_20_body"><text:span text:style-name="T1">14.</text:span><text:span text:style-name="T3">我也有辛酸苦楚，不说罢了。我也有执念不放，不说罢了。我也有千回百转，不说罢了。我不是装傻卖乖，不说罢了。不是我未看见，不是我没想过，不是我不懂得，只是不说罢了</text:span><text:span text:style-name="T1">.</text:span></text:p>
      <text:p text:style-name="Text_20_body"><text:span text:style-name="T1">15.</text:span><text:span text:style-name="T3">有些事，明知是错的，也要去坚持，因为不甘心；有些人，明知是爱的，也要去放弃，因为没结局；有时候，明知没路了，却还在前行，因为习惯了。</text:span></text:p>
      <text:p text:style-name="Text_20_body"><text:span text:style-name="T2">16.</text:span><text:span text:style-name="T3">怕被伤害的人，永远抓不到真正的幸福；怕伤害别人的人，永远都会被别人有意无意的伤害。</text:span></text:p>
      <text:p text:style-name="Text_20_body"><text:span text:style-name="T1">17.</text:span><text:span text:style-name="T3">有时候，我们感觉走到了尽头，其实只是心走到了尽头。再深的绝望，都是一个过程，总有结束的时候，回避始终不是办法。鼓起勇气昂然向前，或许机遇就在下一秒。几米说过，我总是在最深的绝望里，看见最美的风景。</text:span></text:p>
      <text:p text:style-name="Text_20_body"><text:span text:style-name="T1">20.</text:span><text:span text:style-name="T3">爱情里，总有一个主角和一个配角，累的永远是主角，伤的永远是配角；有时，爱也是种伤害：残忍的人， 选择伤害别人，善良的人，选择伤害自己；人生就是一种承受，需要学会支撑。支撑事业，支撑家庭，甚至支撑起整个社会，有支撑就一定会有承受，支撑起多少重 量，就要承受多大压力。</text:span></text:p>
      <text:p text:style-name="Text_20_body"><text:span text:style-name="T1">21.</text:span><text:span text:style-name="T3">真正爱你的人，一下子说不出真正爱你的理由，只知道自己顾不上注意别人；真正爱你的人，总是惹</text:span><text:soft-page-break/><text:span text:style-name="T3">你生 气，你却发觉不了他到底做错了什么；真正爱你的人，只会在你一个人面前流泪；真正爱你的人，会在你忘记回复他短信时狠狠地说你一顿；真正爱你的人，很少当 面赞美你，可是心里肯定你是最棒的。</text:span></text:p>
      <text:p text:style-name="Text_20_body"><text:span text:style-name="T1">22.</text:span><text:span text:style-name="T3">如果我不在乎妳，我不会在为你笑；不会变得这么脆弱；不会在意你做的每件事；不会静静的想着你发呆； 不会记住你说的每句话；不会为你心痛；不会自己一人珍惜与你在一起的时刻；不会总是不由自主的想起你；不会这么轻易的让痛苦折磨自己；不会为了无关重要的 小细节跟你争执；这一切只因为我在乎你。</text:span></text:p>
      <text:p text:style-name="Text_20_body"><text:span text:style-name="T1">23.</text:span><text:span text:style-name="T3">如果有一天我不再烦你，如果有一天，你的生活中没有了我，没有了每天的电话，每天的留言，每天的关心，每天的小小脾气。我把一切一切都表现了出来，你知道了，清楚了，了解了，最终感动了，可是我却离开了。今天陌生的，是昨天熟悉的…… </text:span></text:p>
      <text:p text:style-name="Text_20_body"><text:span text:style-name="T1">.24.</text:span><text:span text:style-name="T3">喜欢一个人，在一起时会很开心；爱一个人，在一起时会莫名的失落。喜欢一个人，永远是欢乐；爱一个 人，你会常常流泪。喜欢一个人，当你想起他会微微一笑；爱一个人，当你想起他会对着天空发呆。喜欢一个人，是看到了他的优点；爱一个人，是包容了他的缺 点。</text:span><text:span text:style-name="T1">------ </text:span><text:span text:style-name="T3">喜欢，是一种心情；爱，是一种感情。 </text:span></text:p>
      <text:p text:style-name="Text_20_body"><text:span text:style-name="T1">25.</text:span><text:span text:style-name="T3">常常会在不经意间想起曾经的某个人，不是忘不了，而是放不下。那些不愿再向任何人提起的牵挂，在黑暗 的角落里潜滋暗长。总是在不懂爱的时候遇见了不该放弃的人，在懂得爱以后却又偏偏种下无意的伤害遇见某个人才真正读懂了爱的含义；错过某个人，才真正体会 到了心痛的感觉。</text:span></text:p>
      <text:p text:style-name="Text_20_body"><text:span text:style-name="T1">26.</text:span><text:span text:style-name="T3">你，一个最重要的过客，之所以是过客，因为你未曾会为我停留。曾经在我人生中撒下欢乐的种子，之所以 只是种子而不开花，因为你未曾为它浇水施肥。曾经划下我人生中的一根伤痕，之所以有伤痕，因为你未曾温柔地怜悯过。曾经给我一线的光明而瞬间带来全部的黑 暗，之所以灰暗，因为你未曾想过为我照亮。 </text:span></text:p>
      <text:p text:style-name="Text_20_body"><text:span text:style-name="T1">27.</text:span><text:span text:style-name="T3">时间，让深的东西越来越深，让浅的东西越来越浅。看的淡一点，伤的就会少一点，时间过了，爱情淡了，也就散了。</text:span><text:span text:style-name="T1">------ </text:span><text:span text:style-name="T3">别等不该等的人，别伤不该伤的心。我们真的要过了很久很久，才能够明白，自己真正怀念的，到底是怎样的人，怎样的事。</text:span></text:p>
      <text:p text:style-name="Text_20_body"><text:span text:style-name="T1">28.</text:span><text:span text:style-name="T3">如果坦白是一种伤害，我选择谎言。如果谎言也是伤害，我选择沉默。</text:span></text:p>
      <text:p text:style-name="Text_20_body"><text:span text:style-name="T1">29.</text:span><text:span text:style-name="T3">痛过，才知道如何保护自己； 哭过，才知道心痛是什么感觉， 傻过，才知道适时的坚持与放弃， 爱过，才知道自己其实很脆弱。其实，生活并不需要这么些无谓的执著，没有什么就真的不能割舍。</text:span></text:p>
      <text:p text:style-name="Text_20_body"><text:span text:style-name="T1">30.</text:span><text:span text:style-name="T3">有一天你会忘记我，投身于新的爱情放纵在她的世界里；有一天你会有一个美丽的妻子，可爱的孩子；有一 天你会忙碌在纷繁的人群中，忘记年轻时的梦想；有一天你会我会擦肩而过，但却辨认不出彼此；有一天你会偶尔想到我的名字，却记不得我的模样；有一天你会终 老于病房，到死都不再想起我……</text:span></text:p>
      <text:p text:style-name="Text_20_body"><text:span text:style-name="T1">31.</text:span><text:span text:style-name="T3">爱一个人，就是在漫长的时光里和他一起成长，在人生最后的岁月一同凋零。</text:span></text:p>
      <text:p text:style-name="Text_20_body"><text:span text:style-name="T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3T13:26:53.282477552</meta:creation-date>
    <dc:date>2013-12-13T13:30:29.624667310</dc:date>
    <meta:editing-duration>P0D</meta:editing-duration>
    <meta:editing-cycles>1</meta:editing-cycles>
    <meta:document-statistic meta:table-count="0" meta:image-count="0" meta:object-count="0" meta:page-count="2" meta:paragraph-count="29" meta:word-count="2856" meta:character-count="3010" meta:non-whitespace-character-count="2961"/>
    <meta:generator>LibreOffice/4.1.2.3$Linux_X86_64 LibreOffice_project/410m0$Build-3</meta:generator>
  </office:meta>
</office:document-meta>
</file>